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1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none" draw:fill-color="#ffffff" fo:min-height="1.159c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gr1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5" style:family="graphic" style:parent-style-name="standard">
      <style:graphic-properties draw:fill-color="#00ae00" draw:textarea-vertical-align="middle"/>
    </style:style>
    <style:style style:name="gr16" style:family="graphic" style:parent-style-name="standard">
      <style:graphic-properties svg:stroke-width="0.053cm" draw:marker-start-width="0.279cm" draw:marker-end-width="0.279cm" draw:stroke-linejoin="round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-0.5cm" svg:height="-0.5cm" svg:x="3.937cm" svg:y="4.355cm">
          <text:p/>
        </draw:circle>
        <draw:frame draw:style-name="gr2" draw:text-style-name="P2" draw:layer="layout" svg:width="4.4cm" svg:height="1.661cm" svg:x="1.8cm" svg:y="2.339cm">
          <draw:text-box>
            <text:p text:style-name="P2"><text:span text:style-name="T1">Configure Game</text:span></text:p>
          </draw:text-box>
        </draw:frame>
        <draw:circle draw:style-name="gr3" draw:text-style-name="P3" draw:layer="layout" svg:width="2.5cm" svg:height="2.5cm" svg:x="2.5cm" svg:y="6.9cm">
          <text:p text:style-name="P3">Show Options</text:p>
        </draw:circle>
        <draw:circle draw:style-name="gr3" draw:text-style-name="P3" draw:layer="layout" svg:width="2.5cm" svg:height="2.5cm" svg:x="8.6cm" svg:y="7cm">
          <text:p text:style-name="P4"><text:span text:style-name="T2">Display profile</text:span></text:p>
          <text:p text:style-name="P4"><text:span text:style-name="T2">list</text:span></text:p>
        </draw:circle>
        <draw:path draw:style-name="gr4" draw:text-style-name="P1" draw:layer="layout" svg:width="0.488cm" svg:height="2.699cm" svg:x="2.911cm" svg:y="4.3cm" svg:viewBox="0 0 489 2700" svg:d="M489 0c-1100 1300 0 2700 0 2700v-100">
          <text:p/>
        </draw:path>
        <draw:path draw:style-name="gr4" draw:text-style-name="P1" draw:layer="layout" svg:width="0.458cm" svg:height="2.599cm" svg:x="3.9cm" svg:y="4.3cm" svg:viewBox="0 0 459 2600" svg:d="M0 0c900 1400 200 2600 200 2600h100">
          <text:p/>
        </draw:path>
        <draw:frame draw:style-name="gr5" draw:text-style-name="P2" draw:layer="layout" svg:width="3.6cm" svg:height="1.191cm" svg:x="2.2cm" svg:y="5cm">
          <draw:text-box>
            <text:p text:style-name="P2"><text:span text:style-name="T1">Select White or Black</text:span></text:p>
          </draw:text-box>
        </draw:frame>
        <draw:line draw:style-name="gr6" draw:text-style-name="P5" draw:layer="layout" svg:x1="5cm" svg:y1="8.2cm" svg:x2="8.7cm" svg:y2="8.2cm">
          <text:p text:style-name="P5"><text:span text:style-name="T1">Select Human</text:span></text:p>
        </draw:line>
        <draw:circle draw:style-name="gr3" draw:text-style-name="P3" draw:layer="layout" svg:width="2.5cm" svg:height="2.5cm" svg:x="8.6cm" svg:y="9.9cm">
          <text:p text:style-name="P4"><text:span text:style-name="T2">Display</text:span></text:p>
          <text:p text:style-name="P4"><text:span text:style-name="T2">Attributes</text:span></text:p>
          <text:p text:style-name="P4"><text:span text:style-name="T2">window</text:span></text:p>
        </draw:circle>
        <draw:line draw:style-name="gr6" draw:text-style-name="P5" draw:layer="layout" svg:x1="4.9cm" svg:y1="8.7cm" svg:x2="8.8cm" svg:y2="10.9cm">
          <text:p text:style-name="P5"><text:span text:style-name="T1">Select Network</text:span></text:p>
        </draw:line>
        <draw:circle draw:style-name="gr3" draw:text-style-name="P3" draw:layer="layout" svg:width="2.5cm" svg:height="2.5cm" svg:x="8.7cm" svg:y="16.7cm">
          <text:p text:style-name="P4"><text:span text:style-name="T2">This</text:span></text:p>
          <text:p text:style-name="P4"><text:span text:style-name="T2">Player</text:span></text:p>
          <text:p text:style-name="P4"><text:span text:style-name="T2">Defined</text:span></text:p>
        </draw:circle>
        <draw:circle draw:style-name="gr3" draw:text-style-name="P3" draw:layer="layout" svg:width="2.5cm" svg:height="2.5cm" svg:x="8.7cm" svg:y="21.4cm">
          <text:p text:style-name="P4"><text:span text:style-name="T2">Both</text:span></text:p>
          <text:p text:style-name="P4"><text:span text:style-name="T2">Player</text:span></text:p>
          <text:p text:style-name="P4"><text:span text:style-name="T2">Defined</text:span></text:p>
        </draw:circle>
        <draw:circle draw:style-name="gr1" draw:text-style-name="P1" draw:layer="layout" svg:width="-0.5cm" svg:height="-0.5cm" svg:x="10.3cm" svg:y="25.9cm">
          <text:p/>
        </draw:circle>
        <draw:line draw:style-name="gr6" draw:text-style-name="P5" draw:layer="layout" svg:x1="10cm" svg:y1="23.9cm" svg:x2="10cm" svg:y2="25.5cm">
          <text:p text:style-name="P5"><text:span text:style-name="T1">Start</text:span></text:p>
          <text:p text:style-name="P5"><text:span text:style-name="T1">Game</text:span></text:p>
        </draw:line>
        <draw:line draw:style-name="gr6" draw:text-style-name="P5" draw:layer="layout" svg:x1="9.9cm" svg:y1="19.3cm" svg:x2="9.9cm" svg:y2="21.5cm">
          <text:p text:style-name="P5"><text:span text:style-name="T1">Both</text:span></text:p>
          <text:p text:style-name="P5"><text:span text:style-name="T1">Players</text:span></text:p>
          <text:p text:style-name="P5"><text:span text:style-name="T1">Defined</text:span></text:p>
        </draw:line>
        <draw:circle draw:style-name="gr1" draw:text-style-name="P1" draw:layer="layout" svg:width="-0.5cm" svg:height="-0.5cm" svg:x="17.7cm" svg:y="4.1cm">
          <text:p/>
        </draw:circle>
        <draw:circle draw:style-name="gr3" draw:text-style-name="P3" draw:layer="layout" svg:width="2.5cm" svg:height="2.5cm" svg:x="16.2cm" svg:y="7.1cm">
          <text:p text:style-name="P4"><text:span text:style-name="T2">Display Accept</text:span></text:p>
          <text:p text:style-name="P4"><text:span text:style-name="T2">popup</text:span></text:p>
        </draw:circle>
        <draw:line draw:style-name="gr6" draw:text-style-name="P5" draw:layer="layout" svg:x1="17.45cm" svg:y1="4.099cm" svg:x2="17.45cm" svg:y2="7.101cm">
          <text:p text:style-name="P6"><text:span text:style-name="T1">Network Play </text:span></text:p>
          <text:p text:style-name="P6"><text:span text:style-name="T1">Request </text:span></text:p>
          <text:p text:style-name="P6"><text:span text:style-name="T1">received</text:span></text:p>
        </draw:line>
        <draw:circle draw:style-name="gr3" draw:text-style-name="P3" draw:layer="layout" svg:width="2.5cm" svg:height="2.5cm" svg:x="16.2cm" svg:y="13cm">
          <text:p text:style-name="P4"><text:span text:style-name="T2">Respond to </text:span></text:p>
          <text:p text:style-name="P4"><text:span text:style-name="T2">network </text:span></text:p>
          <text:p text:style-name="P4"><text:span text:style-name="T2">request</text:span></text:p>
        </draw:circle>
        <draw:line draw:style-name="gr6" draw:text-style-name="P5" draw:layer="layout" svg:x1="16.3cm" svg:y1="14.8cm" svg:x2="11.2cm" svg:y2="17.6cm">
          <text:p text:style-name="P6"><text:span text:style-name="T1">Accept</text:span></text:p>
        </draw:line>
        <draw:path draw:style-name="gr4" draw:text-style-name="P1" draw:layer="layout" svg:width="0.553cm" svg:height="3.399cm" svg:x="16.646cm" svg:y="9.6cm" svg:viewBox="0 0 554 3400" svg:d="M354 0c-900 1400 200 3400 200 3400">
          <text:p/>
        </draw:path>
        <draw:path draw:style-name="gr4" draw:text-style-name="P1" draw:layer="layout" svg:width="0.386cm" svg:height="3.599cm" svg:x="17.9cm" svg:y="9.5cm" svg:viewBox="0 0 387 3600" svg:d="M100 0c700 1500-100 3600-100 3600h100">
          <text:p/>
        </draw:path>
        <draw:frame draw:style-name="gr7" draw:text-style-name="P2" draw:layer="layout" svg:width="2.4cm" svg:height="1.4cm" svg:x="16.5cm" svg:y="10.4cm">
          <draw:text-box>
            <text:p text:style-name="P2"><text:span text:style-name="T1">Accept/</text:span></text:p>
            <text:p text:style-name="P2"><text:span text:style-name="T1">Reject</text:span></text:p>
          </draw:text-box>
        </draw:frame>
        <draw:path draw:style-name="gr8" draw:text-style-name="P5" draw:layer="layout" svg:width="11.899cm" svg:height="4.999cm" svg:x="4.2cm" svg:y="9.3cm" svg:viewBox="0 0 11900 5000" svg:d="M11900 5000c-7305-1383-11900-5000-11900-5000v213">
          <text:p/>
        </draw:path>
        <draw:frame draw:style-name="gr9" draw:text-style-name="P2" draw:layer="layout" svg:width="2cm" svg:height="0.9cm" svg:x="14.4cm" svg:y="13.5cm">
          <draw:text-box>
            <text:p text:style-name="P2"><text:span text:style-name="T1">Reject</text:span></text:p>
          </draw:text-box>
        </draw:frame>
        <draw:circle draw:style-name="gr3" draw:text-style-name="P3" draw:layer="layout" svg:width="2.5cm" svg:height="2.5cm" svg:x="8.6cm" svg:y="13.2cm">
          <text:p text:style-name="P4"><text:span text:style-name="T2">Wait remote</text:span></text:p>
          <text:p text:style-name="P4"><text:span text:style-name="T2">response</text:span></text:p>
        </draw:circle>
        <draw:line draw:style-name="gr10" draw:text-style-name="P1" draw:layer="layout" svg:x1="9.9cm" svg:y1="12.4cm" svg:x2="9.9cm" svg:y2="13.3cm">
          <text:p/>
        </draw:line>
        <draw:line draw:style-name="gr6" draw:text-style-name="P5" draw:layer="layout" svg:x1="9.9cm" svg:y1="15.7cm" svg:x2="9.9cm" svg:y2="16.7cm">
          <text:p/>
        </draw:line>
        <draw:frame draw:style-name="gr7" draw:text-style-name="P2" draw:layer="layout" svg:width="2.2cm" svg:height="1.4cm" svg:x="8cm" svg:y="15.7cm">
          <draw:text-box>
            <text:p text:style-name="P2"><text:span text:style-name="T1">Remote</text:span></text:p>
            <text:p text:style-name="P2"><text:span text:style-name="T1">Accepts</text:span></text:p>
          </draw:text-box>
        </draw:frame>
        <draw:frame draw:style-name="gr7" draw:text-style-name="P2" draw:layer="layout" svg:width="2.2cm" svg:height="1.661cm" svg:x="9.863cm" svg:y="12.255cm">
          <draw:text-box>
            <text:p text:style-name="P2"><text:span text:style-name="T1">Send invite to remote</text:span></text:p>
          </draw:text-box>
        </draw:frame>
        <draw:path draw:style-name="gr4" draw:text-style-name="P1" draw:layer="layout" svg:width="4.899cm" svg:height="4.399cm" svg:x="3.9cm" svg:y="9.4cm" svg:viewBox="0 0 4900 4400" svg:d="M4900 4400c-3200-1400-4900-4400-4900-4400">
          <text:p/>
        </draw:path>
        <draw:frame draw:style-name="gr11" draw:text-style-name="P2" draw:layer="layout" svg:width="2.2cm" svg:height="1.5cm" svg:x="4.6cm" svg:y="11.3cm">
          <draw:text-box>
            <text:p text:style-name="P2"><text:span text:style-name="T1">Remote </text:span></text:p>
            <text:p text:style-name="P2"><text:span text:style-name="T1">Timeout</text:span></text:p>
          </draw:text-box>
        </draw:frame>
        <draw:frame draw:style-name="gr11" draw:text-style-name="P2" draw:layer="layout" svg:width="2.2cm" svg:height="1.661cm" svg:x="4.9cm" svg:y="13.4cm">
          <draw:text-box>
            <text:p text:style-name="P2"><text:span text:style-name="T1">One</text:span></text:p>
            <text:p text:style-name="P2"><text:span text:style-name="T1">Player</text:span></text:p>
            <text:p text:style-name="P2"><text:span text:style-name="T1">Defined</text:span></text:p>
          </draw:text-box>
        </draw:frame>
        <draw:circle draw:style-name="gr3" draw:text-style-name="P3" draw:layer="layout" svg:width="2.5cm" svg:height="2.5cm" svg:x="11.9cm" svg:y="8.7cm">
          <text:p text:style-name="P4"><text:span text:style-name="T2">Edit or</text:span></text:p>
          <text:p text:style-name="P4"><text:span text:style-name="T2">Confirm </text:span></text:p>
          <text:p text:style-name="P4"><text:span text:style-name="T2">profile</text:span></text:p>
        </draw:circle>
        <draw:circle draw:style-name="gr3" draw:text-style-name="P3" draw:layer="layout" svg:width="2.5cm" svg:height="2.5cm" svg:x="11.8cm" svg:y="5.2cm">
          <text:p text:style-name="P4"><text:span text:style-name="T2">Show new </text:span></text:p>
          <text:p text:style-name="P4"><text:span text:style-name="T2">profile </text:span></text:p>
          <text:p text:style-name="P4"><text:span text:style-name="T2">window</text:span></text:p>
        </draw:circle>
        <draw:line draw:style-name="gr10" draw:text-style-name="P1" draw:layer="layout" svg:x1="10.9cm" svg:y1="7.5cm" svg:x2="11.9cm" svg:y2="6.9cm">
          <text:p/>
        </draw:line>
        <draw:line draw:style-name="gr10" draw:text-style-name="P1" draw:layer="layout" svg:x1="11cm" svg:y1="8.9cm" svg:x2="12.1cm" svg:y2="9.4cm">
          <text:p/>
        </draw:line>
        <draw:path draw:style-name="gr4" draw:text-style-name="P1" draw:layer="layout" svg:width="2.299cm" svg:height="5.899cm" svg:x="10.8cm" svg:y="11.2cm" svg:viewBox="0 0 2300 5900" svg:d="M2300 0c-100 3300-2300 5900-2300 5900">
          <text:p/>
        </draw:path>
        <draw:path draw:style-name="gr4" draw:text-style-name="P1" draw:layer="layout" svg:width="3.564cm" svg:height="10.099cm" svg:x="11cm" svg:y="7.2cm" svg:viewBox="0 0 3565 10100" svg:d="M3100 0c2000 4100-3100 10100-3100 10100">
          <text:p/>
        </draw:path>
        <draw:frame draw:style-name="gr12" draw:text-style-name="P2" draw:layer="layout" svg:width="2.8cm" svg:height="1.409cm" svg:x="10.4cm" svg:y="6.091cm">
          <draw:text-box>
            <text:p text:style-name="P2"><text:span text:style-name="T1">Select</text:span></text:p>
            <text:p text:style-name="P2"><text:span text:style-name="T1">New</text:span></text:p>
          </draw:text-box>
        </draw:frame>
        <draw:frame draw:style-name="gr13" draw:text-style-name="P2" draw:layer="layout" svg:width="2.8cm" svg:height="1.191cm" svg:x="10.9cm" svg:y="8.009cm">
          <draw:text-box>
            <text:p text:style-name="P2"><text:span text:style-name="T1">Select Existing</text:span></text:p>
          </draw:text-box>
        </draw:frame>
        <draw:path draw:style-name="gr4" draw:text-style-name="P1" draw:layer="layout" svg:width="7.499cm" svg:height="1.799cm" svg:x="4.6cm" svg:y="5.6cm" svg:viewBox="0 0 7500 1800" svg:d="M7500 0c-2400 0-7500 1800-7500 1800">
          <text:p/>
        </draw:path>
        <draw:path draw:style-name="gr4" draw:text-style-name="P1" draw:layer="layout" svg:width="11.499cm" svg:height="5.599cm" svg:x="4.5cm" svg:y="3.4cm" svg:viewBox="0 0 11500 5600" svg:d="M9500 5600c1600-2400 2000-4000 2000-4000l-400-1600-11100 3800">
          <text:p/>
        </draw:path>
        <draw:frame draw:style-name="gr12" draw:text-style-name="P2" draw:layer="layout" svg:width="2.8cm" svg:height="1.409cm" svg:x="5.7cm" svg:y="6.291cm">
          <draw:text-box>
            <text:p text:style-name="P2"><text:span text:style-name="T1">Cancel</text:span></text:p>
          </draw:text-box>
        </draw:frame>
        <draw:frame draw:style-name="gr12" draw:text-style-name="P2" draw:layer="layout" svg:width="2.8cm" svg:height="1.661cm" svg:x="11.6cm" svg:y="14.2cm">
          <draw:text-box>
            <text:p text:style-name="P2"><text:span text:style-name="T1">Save or</text:span></text:p>
            <text:p text:style-name="P2"><text:span text:style-name="T1">Accept </text:span></text:p>
            <text:p text:style-name="P2"><text:span text:style-name="T1">Profile</text:span></text:p>
          </draw:text-box>
        </draw:frame>
        <draw:line draw:style-name="gr10" draw:text-style-name="P1" draw:layer="layout" svg:x1="8.7cm" svg:y1="18.2cm" svg:x2="3.5cm" svg:y2="9.4cm">
          <text:p/>
        </draw:line>
        <draw:circle draw:style-name="gr3" draw:text-style-name="P3" draw:layer="layout" svg:width="2.5cm" svg:height="2.5cm" svg:x="1.9cm" svg:y="11.9cm">
          <text:p text:style-name="P3">Invoke Engine</text:p>
        </draw:circle>
        <draw:line draw:style-name="gr10" draw:text-style-name="P1" draw:layer="layout" svg:x1="3.1cm" svg:y1="9.3cm" svg:x2="3.1cm" svg:y2="12cm">
          <text:p/>
        </draw:line>
        <draw:frame draw:style-name="gr11" draw:text-style-name="P2" draw:layer="layout" svg:width="2.2cm" svg:height="1.661cm" svg:x="2.2cm" svg:y="9.7cm">
          <draw:text-box>
            <text:p text:style-name="P2"><text:span text:style-name="T1">Select</text:span></text:p>
            <text:p text:style-name="P2"><text:span text:style-name="T1">Chess</text:span></text:p>
            <text:p text:style-name="P2"><text:span text:style-name="T1">Engine</text:span></text:p>
          </draw:text-box>
        </draw:frame>
        <draw:line draw:style-name="gr10" draw:text-style-name="P1" draw:layer="layout" svg:x1="3.6cm" svg:y1="14.3cm" svg:x2="9cm" svg:y2="18.7cm">
          <text:p/>
        </draw:line>
        <draw:frame draw:style-name="gr11" draw:text-style-name="P2" draw:layer="layout" svg:width="2.2cm" svg:height="1.661cm" svg:x="4.9cm" svg:y="16.339cm">
          <draw:text-box>
            <text:p text:style-name="P2"><text:span text:style-name="T1">Chess</text:span></text:p>
            <text:p text:style-name="P2"><text:span text:style-name="T1">Engine</text:span></text:p>
            <text:p text:style-name="P2"><text:span text:style-name="T1">Ready</text:span></text:p>
          </draw:text-box>
        </draw:frame>
        <draw:path draw:style-name="gr4" draw:text-style-name="P1" draw:layer="layout" svg:width="1.511cm" svg:height="3.999cm" svg:x="1.188cm" svg:y="8.7cm" svg:viewBox="0 0 1512 4000" svg:d="M712 4000l-600-2300c-600-2300 1400-1600 1400-1600">
          <text:p/>
        </draw:path>
        <draw:frame draw:style-name="gr11" draw:text-style-name="P2" draw:layer="layout" svg:width="2.2cm" svg:height="1.661cm" svg:x="1cm" svg:y="8.6cm">
          <draw:text-box>
            <text:p text:style-name="P2"><text:span text:style-name="T1">Chess</text:span></text:p>
            <text:p text:style-name="P2"><text:span text:style-name="T1">Engine</text:span></text:p>
            <text:p text:style-name="P2"><text:span text:style-name="T1">Fail</text:span></text:p>
          </draw:text-box>
        </draw:frame>
      </draw:page>
      <draw:page draw:name="page2" draw:style-name="dp1" draw:master-page-name="Default">
        <draw:circle draw:style-name="gr1" draw:text-style-name="P1" draw:layer="layout" svg:width="0.5cm" svg:height="0.5cm" svg:x="3.8cm" svg:y="3.2cm">
          <text:p/>
        </draw:circle>
        <draw:circle draw:style-name="gr3" draw:text-style-name="P3" draw:layer="layout" svg:width="2.5cm" svg:height="2.5cm" svg:x="4.2cm" svg:y="5.2cm">
          <text:p text:style-name="P1"><text:span text:style-name="T2">Human</text:span></text:p>
          <text:p text:style-name="P1"><text:span text:style-name="T2">to make a</text:span></text:p>
          <text:p text:style-name="P1"><text:span text:style-name="T2">move</text:span></text:p>
          <text:p text:style-name="P1"><text:span text:style-name="T2">(W or B)</text:span></text:p>
        </draw:circle>
        <draw:ellipse draw:style-name="gr3" draw:text-style-name="P3" draw:layer="layout" svg:width="2.7cm" svg:height="2.5cm" svg:x="9.3cm" svg:y="5cm">
          <text:p text:style-name="P1"><text:span text:style-name="T2">Flash piece, </text:span></text:p>
          <text:p text:style-name="P1"><text:span text:style-name="T2">No action</text:span></text:p>
        </draw:ellipse>
        <draw:line draw:style-name="gr6" draw:text-style-name="P5" draw:layer="layout" svg:x1="5.375cm" svg:y1="7.699cm" svg:x2="5.375cm" svg:y2="10.8cm">
          <text:p text:style-name="P5"><text:span text:style-name="T1">Legal piece</text:span></text:p>
        </draw:line>
        <draw:path draw:style-name="gr8" draw:text-style-name="P7" draw:layer="layout" svg:width="2.899cm" svg:height="0.56cm" svg:x="6.6cm" svg:y="6.8cm" svg:viewBox="0 0 2900 561" svg:d="M0 0c1000 1200 2800 100 2800 100h100">
          <text:p text:style-name="P1"><text:span text:style-name="T3">Select illegal piece</text:span></text:p>
        </draw:path>
        <draw:path draw:style-name="gr4" draw:text-style-name="P1" draw:layer="layout" svg:width="2.599cm" svg:height="0.342cm" svg:x="6.7cm" svg:y="5.657cm" svg:viewBox="0 0 2600 343" svg:d="M2600 243c-1000-600-2600 100-2600 100">
          <text:p/>
        </draw:path>
        <draw:ellipse draw:style-name="gr3" draw:text-style-name="P3" draw:layer="layout" svg:width="2.7cm" svg:height="2.5cm" svg:x="4cm" svg:y="10.7cm">
          <text:p text:style-name="P1"><text:span text:style-name="T2">Highlight piece,</text:span></text:p>
          <text:p text:style-name="P1"><text:span text:style-name="T2">Highlight legal</text:span></text:p>
          <text:p text:style-name="P1"><text:span text:style-name="T2">move squares</text:span></text:p>
        </draw:ellipse>
        <draw:line draw:style-name="gr6" draw:text-style-name="P3" draw:layer="layout" svg:x1="5.35cm" svg:y1="13.2cm" svg:x2="5.35cm" svg:y2="18.401cm">
          <text:p text:style-name="P1"><text:span text:style-name="T2">Legal move square selected</text:span></text:p>
        </draw:line>
        <draw:ellipse draw:style-name="gr3" draw:text-style-name="P3" draw:layer="layout" svg:width="2.7cm" svg:height="2.5cm" svg:x="4cm" svg:y="18.4cm">
          <text:p text:style-name="P1"><text:span text:style-name="T2">Move piece,</text:span></text:p>
          <text:p text:style-name="P1"><text:span text:style-name="T2">Make any takes,</text:span></text:p>
          <text:p text:style-name="P1"><text:span text:style-name="T2">Asses check</text:span></text:p>
        </draw:ellipse>
        <draw:ellipse draw:style-name="gr3" draw:text-style-name="P3" draw:layer="layout" svg:width="2.7cm" svg:height="2.5cm" svg:x="10.7cm" svg:y="18.5cm">
          <text:p text:style-name="P1"><text:span text:style-name="T2">Game Over</text:span></text:p>
        </draw:ellipse>
        <draw:line draw:style-name="gr6" draw:text-style-name="P5" draw:layer="layout" svg:x1="6.7cm" svg:y1="19.8cm" svg:x2="10.8cm" svg:y2="19.8cm">
          <text:p text:style-name="P5"><text:span text:style-name="T1">CheckMate</text:span></text:p>
        </draw:line>
        <draw:ellipse draw:style-name="gr3" draw:text-style-name="P3" draw:layer="layout" svg:width="2.7cm" svg:height="2.5cm" svg:x="11cm" svg:y="13.6cm">
          <text:p text:style-name="P1"><text:span text:style-name="T2">Show Warning,</text:span></text:p>
          <text:p text:style-name="P1"><text:span text:style-name="T2">restrict possible</text:span></text:p>
          <text:p text:style-name="P1"><text:span text:style-name="T2">moves</text:span></text:p>
        </draw:ellipse>
        <draw:line draw:style-name="gr6" draw:text-style-name="P5" draw:layer="layout" svg:x1="6.5cm" svg:y1="18.9cm" svg:x2="11.2cm" svg:y2="15.5cm">
          <text:p text:style-name="P1"><text:span text:style-name="T1">Check</text:span></text:p>
        </draw:line>
        <draw:ellipse draw:style-name="gr3" draw:text-style-name="P3" draw:layer="layout" svg:width="2.7cm" svg:height="2.5cm" svg:x="11cm" svg:y="9.4cm">
          <text:p text:style-name="P1"><text:span text:style-name="T2">Activate other</text:span></text:p>
          <text:p text:style-name="P1"><text:span text:style-name="T2">Player,</text:span></text:p>
          <text:p text:style-name="P1"><text:span text:style-name="T2">Start clock,</text:span></text:p>
          <text:p text:style-name="P1"><text:span text:style-name="T2">Show new</text:span></text:p>
          <text:p text:style-name="P1"><text:span text:style-name="T2">Game status</text:span></text:p>
          <text:p text:style-name="P1"><text:span text:style-name="T2"/></text:p>
        </draw:ellipse>
        <draw:line draw:style-name="gr10" draw:text-style-name="P1" draw:layer="layout" svg:x1="12.3cm" svg:y1="13.6cm" svg:x2="12.3cm" svg:y2="11.9cm">
          <text:p/>
        </draw:line>
        <draw:line draw:style-name="gr6" draw:text-style-name="P5" draw:layer="layout" svg:x1="5.7cm" svg:y1="18.4cm" svg:x2="11.4cm" svg:y2="11.5cm">
          <text:p text:style-name="P1"><text:span text:style-name="T1">Legal move, not check</text:span></text:p>
        </draw:line>
        <draw:line draw:style-name="gr14" draw:text-style-name="P5" draw:layer="layout" svg:x1="6.4cm" svg:y1="7.1cm" svg:x2="11.1cm" svg:y2="10.1cm">
          <text:p text:style-name="P1"><text:span text:style-name="T1">Next player is human</text:span></text:p>
        </draw:line>
        <draw:circle draw:style-name="gr15" draw:text-style-name="P1" draw:layer="layout" svg:width="1.4cm" svg:height="1.4cm" svg:x="15.5cm" svg:y="6.2cm">
          <text:p text:style-name="P1">S2</text:p>
        </draw:circle>
        <draw:line draw:style-name="gr6" draw:text-style-name="P3" draw:layer="layout" svg:x1="13.3cm" svg:y1="9.9cm" svg:x2="15.7cm" svg:y2="7.5cm">
          <text:p text:style-name="P1"><text:span text:style-name="T2">Next player</text:span></text:p>
          <text:p text:style-name="P1"><text:span text:style-name="T2">Computer</text:span></text:p>
          <text:p text:style-name="P1"><text:span text:style-name="T2">Or</text:span></text:p>
          <text:p text:style-name="P1"><text:span text:style-name="T2">Network</text:span></text:p>
        </draw:line>
        <draw:rect draw:style-name="gr16" draw:text-style-name="P1" draw:layer="layout" svg:width="15.2cm" svg:height="19.4cm" svg:x="2.8cm" svg:y="2.9cm">
          <text:p/>
        </draw:rect>
        <draw:frame draw:style-name="gr17" draw:text-style-name="P8" draw:layer="layout" svg:width="4.3cm" svg:height="1cm" draw:transform="rotate (0.0066322511575772) translate (12.295cm 3.714cm)">
          <draw:text-box>
            <text:p text:style-name="P8"><text:span text:style-name="T4">Human Player</text:span></text:p>
          </draw:text-box>
        </draw:frame>
        <draw:frame draw:style-name="gr17" draw:text-style-name="P8" draw:layer="layout" svg:width="4.3cm" svg:height="1cm" draw:transform="rotate (0.0066322511575772) translate (12.296cm 3.715cm)">
          <draw:text-box>
            <text:p text:style-name="P8"><text:span text:style-name="T4">Human Player</text:span></text:p>
          </draw:text-box>
        </draw:frame>
        <draw:circle draw:style-name="gr15" draw:text-style-name="P1" draw:layer="layout" svg:width="1.4cm" svg:height="1.4cm" svg:x="15.8cm" svg:y="11.7cm">
          <text:p text:style-name="P1">S3</text:p>
        </draw:circle>
        <draw:line draw:style-name="gr10" draw:text-style-name="P1" draw:layer="layout" svg:x1="15.8cm" svg:y1="12.1cm" svg:x2="13.6cm" svg:y2="11.2cm">
          <text:p/>
        </draw:line>
        <draw:frame draw:style-name="gr2" draw:text-style-name="P2" draw:layer="layout" svg:width="4.4cm" svg:height="1.661cm" svg:x="4.4cm" svg:y="3.2cm">
          <draw:text-box>
            <text:p text:style-name="P2"><text:span text:style-name="T1">Start Game IF Human is White</text:span></text:p>
          </draw:text-box>
        </draw:frame>
        <draw:line draw:style-name="gr10" draw:text-style-name="P1" draw:layer="layout" svg:x1="4.1cm" svg:y1="3.7cm" svg:x2="4.9cm" svg:y2="5.4cm">
          <text:p/>
        </draw:line>
      </draw:page>
      <draw:page draw:name="page3" draw:style-name="dp1" draw:master-page-name="Default">
        <draw:circle draw:style-name="gr15" draw:text-style-name="P1" draw:layer="layout" svg:width="1.4cm" svg:height="1.4cm" svg:x="6cm" svg:y="4.6cm">
          <text:p text:style-name="P1">S2</text:p>
        </draw:circle>
        <draw:frame draw:style-name="gr17" draw:text-style-name="P8" draw:layer="layout" svg:width="4.3cm" svg:height="2.144cm" draw:transform="rotate (0.0066322511575772) translate (11.986cm 2.556cm)">
          <draw:text-box>
            <text:p text:style-name="P8"><text:span text:style-name="T4">Network or Computer Player</text:span></text:p>
          </draw:text-box>
        </draw:frame>
        <draw:circle draw:style-name="gr3" draw:text-style-name="P3" draw:layer="layout" svg:width="2.5cm" svg:height="2.5cm" svg:x="5.5cm" svg:y="7.4cm">
          <text:p text:style-name="P1"><text:span text:style-name="T2">Send latest</text:span></text:p>
          <text:p text:style-name="P1"><text:span text:style-name="T2">Move</text:span></text:p>
          <text:p text:style-name="P1"><text:span text:style-name="T2">To</text:span></text:p>
          <text:p text:style-name="P1"><text:span text:style-name="T2">Interface</text:span></text:p>
          <text:p text:style-name="P1"><text:span text:style-name="T2">object</text:span></text:p>
        </draw:circle>
        <draw:line draw:style-name="gr10" draw:text-style-name="P1" draw:layer="layout" svg:x1="6.7cm" svg:y1="6cm" svg:x2="6.7cm" svg:y2="7.5cm">
          <text:p/>
        </draw:line>
        <draw:line draw:style-name="gr6" draw:text-style-name="P5" draw:layer="layout" svg:x1="6.75cm" svg:y1="9.899cm" svg:x2="6.75cm" svg:y2="13.201cm">
          <text:p text:style-name="P1"><text:span text:style-name="T1">Reply received</text:span></text:p>
        </draw:line>
        <draw:circle draw:style-name="gr3" draw:text-style-name="P3" draw:layer="layout" svg:width="2.5cm" svg:height="2.5cm" svg:x="5.5cm" svg:y="13.2cm">
          <text:p text:style-name="P1"><text:span text:style-name="T2">Update game</text:span></text:p>
        </draw:circle>
        <draw:ellipse draw:style-name="gr3" draw:text-style-name="P3" draw:layer="layout" svg:width="2.7cm" svg:height="2.5cm" svg:x="11cm" svg:y="13.3cm">
          <text:p text:style-name="P1"><text:span text:style-name="T2">Game Over</text:span></text:p>
        </draw:ellipse>
        <draw:line draw:style-name="gr6" draw:text-style-name="P5" draw:layer="layout" svg:x1="8.1cm" svg:y1="14.5cm" svg:x2="11.1cm" svg:y2="14.5cm">
          <text:p text:style-name="P1"><text:span text:style-name="T1">Check Mate</text:span></text:p>
        </draw:line>
        <draw:ellipse draw:style-name="gr3" draw:text-style-name="P3" draw:layer="layout" svg:width="2.7cm" svg:height="2.5cm" svg:x="11cm" svg:y="9.5cm">
          <text:p text:style-name="P1"><text:span text:style-name="T2">Show Warning,</text:span></text:p>
          <text:p text:style-name="P1"><text:span text:style-name="T2">restrict possible</text:span></text:p>
          <text:p text:style-name="P1"><text:span text:style-name="T2">moves</text:span></text:p>
        </draw:ellipse>
        <draw:line draw:style-name="gr6" draw:text-style-name="P5" draw:layer="layout" svg:x1="7.8cm" svg:y1="13.7cm" svg:x2="11.2cm" svg:y2="11.4cm">
          <text:p text:style-name="P5"><text:span text:style-name="T1">Check</text:span></text:p>
        </draw:line>
        <draw:circle draw:style-name="gr15" draw:text-style-name="P1" draw:layer="layout" svg:width="1.4cm" svg:height="1.4cm" svg:x="11.6cm" svg:y="6.5cm">
          <text:p text:style-name="P1">S3</text:p>
        </draw:circle>
        <draw:line draw:style-name="gr10" draw:text-style-name="P1" draw:layer="layout" svg:x1="12.3cm" svg:y1="9.5cm" svg:x2="12.3cm" svg:y2="7.9cm">
          <text:p/>
        </draw:line>
        <draw:line draw:style-name="gr6" draw:text-style-name="P5" draw:layer="layout" svg:x1="7.4cm" svg:y1="13.3cm" svg:x2="11.8cm" svg:y2="7.7cm">
          <text:p text:style-name="P1"><text:span text:style-name="T1">Legal move, not check</text:span></text:p>
        </draw:line>
        <draw:circle draw:style-name="gr3" draw:text-style-name="P3" draw:layer="layout" svg:width="2.5cm" svg:height="2.5cm" svg:x="1.9cm" svg:y="13.2cm">
          <text:p text:style-name="P1"><text:span text:style-name="T2">Fatal Error</text:span></text:p>
        </draw:circle>
        <draw:line draw:style-name="gr14" draw:text-style-name="P5" draw:layer="layout" svg:x1="3.8cm" svg:y1="13.4cm" svg:x2="5.8cm" svg:y2="9.3cm">
          <text:p text:style-name="P5"><text:span text:style-name="T1">No response</text:span></text:p>
        </draw:line>
        <draw:circle draw:style-name="gr3" draw:text-style-name="P3" draw:layer="layout" svg:width="2.5cm" svg:height="2.5cm" svg:x="1.9cm" svg:y="7cm">
          <text:p text:style-name="P1"><text:span text:style-name="T2">Request first</text:span></text:p>
          <text:p text:style-name="P1"><text:span text:style-name="T2">move from</text:span></text:p>
          <text:p text:style-name="P1"><text:span text:style-name="T2">Interface</text:span></text:p>
          <text:p text:style-name="P1"><text:span text:style-name="T2">object</text:span></text:p>
        </draw:circle>
        <draw:circle draw:style-name="gr1" draw:text-style-name="P1" draw:layer="layout" svg:width="0.5cm" svg:height="0.5cm" svg:x="2.9cm" svg:y="3.9cm">
          <text:p/>
        </draw:circle>
        <draw:frame draw:style-name="gr2" draw:text-style-name="P2" draw:layer="layout" svg:width="4.4cm" svg:height="1.661cm" svg:x="1.3cm" svg:y="2.4cm">
          <draw:text-box>
            <text:p text:style-name="P2"><text:span text:style-name="T1">Start Game IF Computer/Network is White</text:span></text:p>
          </draw:text-box>
        </draw:frame>
        <draw:line draw:style-name="gr10" draw:text-style-name="P1" draw:layer="layout" svg:x1="3.15cm" svg:y1="4.399cm" svg:x2="3.15cm" svg:y2="7.001cm">
          <text:p/>
        </draw:line>
        <draw:line draw:style-name="gr14" draw:text-style-name="P5" draw:layer="layout" svg:x1="3.1cm" svg:y1="13.1cm" svg:x2="3.1cm" svg:y2="9.5cm">
          <text:p text:style-name="P5"><text:span text:style-name="T1">No response</text:span></text:p>
        </draw:line>
        <draw:line draw:style-name="gr6" draw:text-style-name="P5" draw:layer="layout" svg:x1="3.8cm" svg:y1="9.3cm" svg:x2="6.1cm" svg:y2="13.5cm">
          <text:p text:style-name="P1"><text:span text:style-name="T1">Reply received</text:span></text:p>
        </draw:line>
        <draw:rect draw:style-name="gr16" draw:text-style-name="P1" draw:layer="layout" svg:width="15.2cm" svg:height="14.7cm" svg:x="1.4cm" svg:y="2.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hewitt</meta:initial-creator>
    <meta:creation-date>2015-03-24T09:53:34</meta:creation-date>
    <dc:date>2015-03-24T11:33:04</dc:date>
    <dc:creator>simon hewitt</dc:creator>
    <meta:editing-duration>PT1H23M49S</meta:editing-duration>
    <meta:editing-cycles>8</meta:editing-cycles>
    <meta:generator>OpenOffice/4.1.1$Unix OpenOffice.org_project/411m6$Build-9775</meta:generator>
    <meta:printed-by>simon hewitt</meta:printed-by>
    <meta:print-date>2015-03-24T11:32:44</meta:print-date>
    <meta:document-statistic meta:object-count="101"/>
  </office:meta>
</office:document-meta>
</file>